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380369D9DD6CCE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547cm, 9.249cm, 21.219cm, 9.59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631cm" svg:height="24.1cm" svg:x="0.892cm" svg:y="1.991cm">
          <draw:image xlink:href="Pictures/10000000000005E8000007E09380369D9DD6CCE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7T14:33:15.634794999</dc:date>
    <meta:editing-duration>PT3M39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